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517cm"/>
    </style:style>
    <style:style style:name="co3" style:family="table-column">
      <style:table-column-properties fo:break-before="auto" style:column-width="1.14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586cm"/>
    </style:style>
    <style:style style:name="co6" style:family="table-column">
      <style:table-column-properties fo:break-before="auto" style:column-width="3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7">
      <style:text-properties style:font-name="Liberation Serif" style:font-name-asian="Segoe UI" style:font-name-complex="Tahoma"/>
    </style:style>
    <style:style style:name="ce4" style:family="table-cell" style:parent-style-name="Default" style:data-style-name="N11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power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2" table:default-cell-style-name="ce1"/>
        <table:table-column table:style-name="co6" table:default-cell-style-name="ce1"/>
        <table:table-column table:style-name="co4" table:number-columns-repeated="16353" table:default-cell-style-name="ce1"/>
        <table:table-row table:style-name="ro1">
          <table:table-cell office:value-type="string" calcext:value-type="string">
            <text:p>ref no ris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float" office:value="0" calcext:value-type="float">
            <text:p>0,0</text:p>
          </table:table-cell>
          <table:table-cell office:value-type="float" office:value="-46.7007594242096" calcext:value-type="float">
            <text:p>-46,7</text:p>
          </table:table-cell>
          <table:table-cell office:value-type="float" office:value="-44.994660648346" calcext:value-type="float">
            <text:p>-45,0</text:p>
          </table:table-cell>
          <table:table-cell office:value-type="float" office:value="-48.9391424312592" calcext:value-type="float">
            <text:p>-48,9</text:p>
          </table:table-cell>
          <table:table-cell office:value-type="float" office:value="-50.2383252372742" calcext:value-type="float">
            <text:p>-50,2</text:p>
          </table:table-cell>
          <table:table-cell office:value-type="float" office:value="-42.4757639293671" calcext:value-type="float">
            <text:p>-42,5</text:p>
          </table:table-cell>
          <table:table-cell office:value-type="float" office:value="-39.8244195289612" calcext:value-type="float">
            <text:p>-39,8</text:p>
          </table:table-cell>
          <table:table-cell office:value-type="float" office:value="-44.4510020542145" calcext:value-type="float">
            <text:p>-44,5</text:p>
          </table:table-cell>
          <table:table-cell office:value-type="float" office:value="-42.700863653183" calcext:value-type="float">
            <text:p>-42,7</text:p>
          </table:table-cell>
          <table:table-cell office:value-type="float" office:value="-48.279073392868" calcext:value-type="float">
            <text:p>-48,3</text:p>
          </table:table-cell>
          <table:table-cell office:value-type="float" office:value="-49.7307915706635" calcext:value-type="float">
            <text:p>-49,7</text:p>
          </table:table-cell>
          <table:table-cell office:value-type="float" office:value="-46.2658791027069" calcext:value-type="float">
            <text:p>-46,3</text:p>
          </table:table-cell>
          <table:table-cell office:value-type="float" office:value="-47.6261938915253" calcext:value-type="float">
            <text:p>-47,6</text:p>
          </table:table-cell>
          <table:table-cell office:value-type="float" office:value="-43.8724045295715" calcext:value-type="float">
            <text:p>-43,9</text:p>
          </table:table-cell>
          <table:table-cell office:value-type="float" office:value="-45.0630327835083" calcext:value-type="float">
            <text:p>-45,1</text:p>
          </table:table-cell>
          <table:table-cell office:value-type="float" office:value="-50.0962504711151" calcext:value-type="float">
            <text:p>-50,1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string" calcext:value-type="string">
            <text:p>genetic</text:p>
          </table:table-cell>
          <table:table-cell table:style-name="Default"/>
          <table:table-cell table:number-columns-repeated="15"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2" calcext:value-type="float">
            <text:p>2,0</text:p>
          </table:table-cell>
          <table:table-cell office:value-type="float" office:value="-36.4821437001228" calcext:value-type="float">
            <text:p>-36,5</text:p>
          </table:table-cell>
          <table:table-cell office:value-type="float" office:value="-39.9272111654282" calcext:value-type="float">
            <text:p>-39,9</text:p>
          </table:table-cell>
          <table:table-cell office:value-type="float" office:value="-40.9498891830444" calcext:value-type="float">
            <text:p>-40,9</text:p>
          </table:table-cell>
          <table:table-cell office:value-type="float" office:value="-44.4426947534084" calcext:value-type="float">
            <text:p>-44,4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1428583264351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720338344574" calcext:value-type="float">
            <text:p>-45,7</text:p>
          </table:table-cell>
          <table:table-cell office:value-type="float" office:value="-46.8678866028786" calcext:value-type="float">
            <text:p>-46,9</text:p>
          </table:table-cell>
          <table:table-cell office:value-type="float" office:value="-52.3294431865215" calcext:value-type="float">
            <text:p>-52,3</text:p>
          </table:table-cell>
          <table:table-cell office:value-type="float" office:value="-42.3097455501556" calcext:value-type="float">
            <text:p>-42,3</text:p>
          </table:table-cell>
          <table:table-cell office:value-type="float" office:value="-49.2494876682758" calcext:value-type="float">
            <text:p>-49,2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3" calcext:value-type="float">
            <text:p>3,0</text:p>
          </table:table-cell>
          <table:table-cell office:value-type="float" office:value="-36.0761880874634" calcext:value-type="float">
            <text:p>-36,1</text:p>
          </table:table-cell>
          <table:table-cell office:value-type="float" office:value="-38.5949396193028" calcext:value-type="float">
            <text:p>-38,6</text:p>
          </table:table-cell>
          <table:table-cell office:value-type="float" office:value="-40.6386834084988" calcext:value-type="float">
            <text:p>-40,6</text:p>
          </table:table-cell>
          <table:table-cell office:value-type="float" office:value="-43.9761012792587" calcext:value-type="float">
            <text:p>-44,0</text:p>
          </table:table-cell>
          <table:table-cell office:value-type="float" office:value="-38.0370139181614" calcext:value-type="float">
            <text:p>-38,0</text:p>
          </table:table-cell>
          <table:table-cell office:value-type="float" office:value="-40.2386807501316" calcext:value-type="float">
            <text:p>-40,2</text:p>
          </table:table-cell>
          <table:table-cell office:value-type="float" office:value="-42.1944431364536" calcext:value-type="float">
            <text:p>-42,2</text:p>
          </table:table-cell>
          <table:table-cell office:value-type="float" office:value="-40.2479554712772" calcext:value-type="float">
            <text:p>-40,2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720338344574" calcext:value-type="float">
            <text:p>-45,7</text:p>
          </table:table-cell>
          <table:table-cell office:value-type="float" office:value="-46.5445812940598" calcext:value-type="float">
            <text:p>-46,5</text:p>
          </table:table-cell>
          <table:table-cell office:value-type="float" office:value="-52.1635453701019" calcext:value-type="float">
            <text:p>-52,2</text:p>
          </table:table-cell>
          <table:table-cell office:value-type="float" office:value="-42.2346709668636" calcext:value-type="float">
            <text:p>-42,2</text:p>
          </table:table-cell>
          <table:table-cell office:value-type="float" office:value="-49.2494876682758" calcext:value-type="float">
            <text:p>-49,2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4" calcext:value-type="float">
            <text:p>4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6386834084988" calcext:value-type="float">
            <text:p>-40,6</text:p>
          </table:table-cell>
          <table:table-cell office:value-type="float" office:value="-43.9761012792587" calcext:value-type="float">
            <text:p>-44,0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1428583264351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3.9610036313534" calcext:value-type="float">
            <text:p>-44,0</text:p>
          </table:table-cell>
          <table:table-cell office:value-type="float" office:value="-45.720338344574" calcext:value-type="float">
            <text:p>-45,7</text:p>
          </table:table-cell>
          <table:table-cell office:value-type="float" office:value="-46.5445812940598" calcext:value-type="float">
            <text:p>-46,5</text:p>
          </table:table-cell>
          <table:table-cell office:value-type="float" office:value="-52.1080086827278" calcext:value-type="float">
            <text:p>-52,1</text:p>
          </table:table-cell>
          <table:table-cell office:value-type="float" office:value="-42.2346709668636" calcext:value-type="float">
            <text:p>-42,2</text:p>
          </table:table-cell>
          <table:table-cell office:value-type="float" office:value="-49.2494876682758" calcext:value-type="float">
            <text:p>-49,2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5" calcext:value-type="float">
            <text:p>5,0</text:p>
          </table:table-cell>
          <table:table-cell office:value-type="float" office:value="-36.0761880874634" calcext:value-type="float">
            <text:p>-36,1</text:p>
          </table:table-cell>
          <table:table-cell office:value-type="float" office:value="-38.5949396193028" calcext:value-type="float">
            <text:p>-38,6</text:p>
          </table:table-cell>
          <table:table-cell office:value-type="float" office:value="-40.9498891830444" calcext:value-type="float">
            <text:p>-40,9</text:p>
          </table:table-cell>
          <table:table-cell office:value-type="float" office:value="-44.4426947534084" calcext:value-type="float">
            <text:p>-44,4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1428583264351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7002076804638" calcext:value-type="float">
            <text:p>-45,7</text:p>
          </table:table-cell>
          <table:table-cell office:value-type="float" office:value="-46.4084322154522" calcext:value-type="float">
            <text:p>-46,4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3097455501556" calcext:value-type="float">
            <text:p>-42,3</text:p>
          </table:table-cell>
          <table:table-cell office:value-type="float" office:value="-48.4030504524708" calcext:value-type="float">
            <text:p>-48,4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6" calcext:value-type="float">
            <text:p>6,0</text:p>
          </table:table-cell>
          <table:table-cell office:value-type="float" office:value="-36.033480077982" calcext:value-type="float">
            <text:p>-36,0</text:p>
          </table:table-cell>
          <table:table-cell office:value-type="float" office:value="-38.9785215854645" calcext:value-type="float">
            <text:p>-39,0</text:p>
          </table:table-cell>
          <table:table-cell office:value-type="float" office:value="-40.9498891830444" calcext:value-type="float">
            <text:p>-40,9</text:p>
          </table:table-cell>
          <table:table-cell office:value-type="float" office:value="-44.4426947534084" calcext:value-type="float">
            <text:p>-44,4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1428583264351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3.9294231832027" calcext:value-type="float">
            <text:p>-43,9</text:p>
          </table:table-cell>
          <table:table-cell office:value-type="float" office:value="-45.3840315341949" calcext:value-type="float">
            <text:p>-45,4</text:p>
          </table:table-cell>
          <table:table-cell office:value-type="float" office:value="-46.4084322154522" calcext:value-type="float">
            <text:p>-46,4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1532921493053" calcext:value-type="float">
            <text:p>-42,2</text:p>
          </table:table-cell>
          <table:table-cell office:value-type="float" office:value="-48.4030504524708" calcext:value-type="float">
            <text:p>-48,4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7" calcext:value-type="float">
            <text:p>7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6386834084988" calcext:value-type="float">
            <text:p>-40,6</text:p>
          </table:table-cell>
          <table:table-cell office:value-type="float" office:value="-43.9761012792587" calcext:value-type="float">
            <text:p>-44,0</text:p>
          </table:table-cell>
          <table:table-cell office:value-type="float" office:value="-38.0370139181614" calcext:value-type="float">
            <text:p>-38,0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2.1944431364536" calcext:value-type="float">
            <text:p>-42,2</text:p>
          </table:table-cell>
          <table:table-cell office:value-type="float" office:value="-40.2479554712772" calcext:value-type="float">
            <text:p>-40,2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5445812940598" calcext:value-type="float">
            <text:p>-46,5</text:p>
          </table:table-cell>
          <table:table-cell office:value-type="float" office:value="-51.4331559538841" calcext:value-type="float">
            <text:p>-51,4</text:p>
          </table:table-cell>
          <table:table-cell office:value-type="float" office:value="-42.1532921493053" calcext:value-type="float">
            <text:p>-42,2</text:p>
          </table:table-cell>
          <table:table-cell office:value-type="float" office:value="-49.2494876682758" calcext:value-type="float">
            <text:p>-49,2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8" calcext:value-type="float">
            <text:p>8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5054281055927" calcext:value-type="float">
            <text:p>-40,5</text:p>
          </table:table-cell>
          <table:table-cell office:value-type="float" office:value="-44.4426947534084" calcext:value-type="float">
            <text:p>-44,4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5445812940598" calcext:value-type="float">
            <text:p>-46,5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2337243556976" calcext:value-type="float">
            <text:p>-42,2</text:p>
          </table:table-cell>
          <table:table-cell office:value-type="float" office:value="-49.2494876682758" calcext:value-type="float">
            <text:p>-49,2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9" calcext:value-type="float">
            <text:p>9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6386834084988" calcext:value-type="float">
            <text:p>-40,6</text:p>
          </table:table-cell>
          <table:table-cell office:value-type="float" office:value="-43.9761012792587" calcext:value-type="float">
            <text:p>-44,0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3.0976795256138" calcext:value-type="float">
            <text:p>-43,1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6132317781448" calcext:value-type="float">
            <text:p>-46,6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2346709668636" calcext:value-type="float">
            <text:p>-42,2</text:p>
          </table:table-cell>
          <table:table-cell office:value-type="float" office:value="-49.2494876682758" calcext:value-type="float">
            <text:p>-49,2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10" calcext:value-type="float">
            <text:p>10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5054281055927" calcext:value-type="float">
            <text:p>-40,5</text:p>
          </table:table-cell>
          <table:table-cell office:value-type="float" office:value="-44.4426947534084" calcext:value-type="float">
            <text:p>-44,4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3.9294231832027" calcext:value-type="float">
            <text:p>-43,9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4084322154522" calcext:value-type="float">
            <text:p>-46,4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1532921493053" calcext:value-type="float">
            <text:p>-42,2</text:p>
          </table:table-cell>
          <table:table-cell office:value-type="float" office:value="-48.4030504524708" calcext:value-type="float">
            <text:p>-48,4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11" calcext:value-type="float">
            <text:p>11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6386834084988" calcext:value-type="float">
            <text:p>-40,6</text:p>
          </table:table-cell>
          <table:table-cell office:value-type="float" office:value="-43.9761012792587" calcext:value-type="float">
            <text:p>-44,0</text:p>
          </table:table-cell>
          <table:table-cell office:value-type="float" office:value="-38.0370139181614" calcext:value-type="float">
            <text:p>-38,0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2.1944431364536" calcext:value-type="float">
            <text:p>-42,2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4084322154522" calcext:value-type="float">
            <text:p>-46,4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1532921493053" calcext:value-type="float">
            <text:p>-42,2</text:p>
          </table:table-cell>
          <table:table-cell office:value-type="float" office:value="-48.4030504524708" calcext:value-type="float">
            <text:p>-48,4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12" calcext:value-type="float">
            <text:p>12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5054281055927" calcext:value-type="float">
            <text:p>-40,5</text:p>
          </table:table-cell>
          <table:table-cell office:value-type="float" office:value="-43.9761012792587" calcext:value-type="float">
            <text:p>-44,0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5445812940598" calcext:value-type="float">
            <text:p>-46,5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1532921493053" calcext:value-type="float">
            <text:p>-42,2</text:p>
          </table:table-cell>
          <table:table-cell office:value-type="float" office:value="-48.5139119029045" calcext:value-type="float">
            <text:p>-48,5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13" calcext:value-type="float">
            <text:p>13,0</text:p>
          </table:table-cell>
          <table:table-cell office:value-type="float" office:value="-36.033480077982" calcext:value-type="float">
            <text:p>-36,0</text:p>
          </table:table-cell>
          <table:table-cell office:value-type="float" office:value="-38.5949396193028" calcext:value-type="float">
            <text:p>-38,6</text:p>
          </table:table-cell>
          <table:table-cell office:value-type="float" office:value="-40.5054281055927" calcext:value-type="float">
            <text:p>-40,5</text:p>
          </table:table-cell>
          <table:table-cell office:value-type="float" office:value="-43.9761012792587" calcext:value-type="float">
            <text:p>-44,0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3840315341949" calcext:value-type="float">
            <text:p>-45,4</text:p>
          </table:table-cell>
          <table:table-cell office:value-type="float" office:value="-46.4084322154522" calcext:value-type="float">
            <text:p>-46,4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1532921493053" calcext:value-type="float">
            <text:p>-42,2</text:p>
          </table:table-cell>
          <table:table-cell office:value-type="float" office:value="-48.4030504524708" calcext:value-type="float">
            <text:p>-48,4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14" calcext:value-type="float">
            <text:p>14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6386834084988" calcext:value-type="float">
            <text:p>-40,6</text:p>
          </table:table-cell>
          <table:table-cell office:value-type="float" office:value="-43.9761012792587" calcext:value-type="float">
            <text:p>-44,0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4084322154522" calcext:value-type="float">
            <text:p>-46,4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1532921493053" calcext:value-type="float">
            <text:p>-42,2</text:p>
          </table:table-cell>
          <table:table-cell office:value-type="float" office:value="-48.4030504524708" calcext:value-type="float">
            <text:p>-48,4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15" calcext:value-type="float">
            <text:p>15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5054281055927" calcext:value-type="float">
            <text:p>-40,5</text:p>
          </table:table-cell>
          <table:table-cell office:value-type="float" office:value="-44.4426947534084" calcext:value-type="float">
            <text:p>-44,4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6132317781448" calcext:value-type="float">
            <text:p>-46,6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1532921493053" calcext:value-type="float">
            <text:p>-42,2</text:p>
          </table:table-cell>
          <table:table-cell office:value-type="float" office:value="-48.4030504524708" calcext:value-type="float">
            <text:p>-48,4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table:style-name="Default" office:value-type="string" calcext:value-type="string">
            <text:p>rand</text:p>
          </table:table-cell>
          <table:table-cell table:style-name="Default" table:number-columns-repeated="15"/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1" calcext:value-type="float">
            <text:p>1,0</text:p>
          </table:table-cell>
          <table:table-cell office:value-type="float" office:value="-36.8629451394081" calcext:value-type="float">
            <text:p>-36,9</text:p>
          </table:table-cell>
          <table:table-cell office:value-type="float" office:value="-39.4475784301758" calcext:value-type="float">
            <text:p>-39,4</text:p>
          </table:table-cell>
          <table:table-cell office:value-type="float" office:value="-40.6386834084988" calcext:value-type="float">
            <text:p>-40,6</text:p>
          </table:table-cell>
          <table:table-cell office:value-type="float" office:value="-43.9761012792587" calcext:value-type="float">
            <text:p>-44,0</text:p>
          </table:table-cell>
          <table:table-cell office:value-type="float" office:value="-38.0370139181614" calcext:value-type="float">
            <text:p>-38,0</text:p>
          </table:table-cell>
          <table:table-cell office:value-type="float" office:value="-40.2386807501316" calcext:value-type="float">
            <text:p>-40,2</text:p>
          </table:table-cell>
          <table:table-cell office:value-type="float" office:value="-42.1944431364536" calcext:value-type="float">
            <text:p>-42,2</text:p>
          </table:table-cell>
          <table:table-cell office:value-type="float" office:value="-40.2479554712772" calcext:value-type="float">
            <text:p>-40,2</text:p>
          </table:table-cell>
          <table:table-cell office:value-type="float" office:value="-45.2265537679195" calcext:value-type="float">
            <text:p>-45,2</text:p>
          </table:table-cell>
          <table:table-cell office:value-type="float" office:value="-44.8357094228268" calcext:value-type="float">
            <text:p>-44,8</text:p>
          </table:table-cell>
          <table:table-cell office:value-type="float" office:value="-46.7039666175842" calcext:value-type="float">
            <text:p>-46,7</text:p>
          </table:table-cell>
          <table:table-cell office:value-type="float" office:value="-46.5445812940598" calcext:value-type="float">
            <text:p>-46,5</text:p>
          </table:table-cell>
          <table:table-cell office:value-type="float" office:value="-52.1635453701019" calcext:value-type="float">
            <text:p>-52,2</text:p>
          </table:table-cell>
          <table:table-cell office:value-type="float" office:value="-42.2346709668636" calcext:value-type="float">
            <text:p>-42,2</text:p>
          </table:table-cell>
          <table:table-cell office:value-type="float" office:value="-49.6468226015568" calcext:value-type="float">
            <text:p>-49,6</text:p>
          </table:table-cell>
          <table:table-cell table:style-name="Default"/>
          <table:table-cell table:style-name="ce4" table:number-columns-repeated="18"/>
          <table:table-cell table:style-name="Default" table:number-columns-repeated="16349"/>
        </table:table-row>
        <table:table-row table:style-name="ro1">
          <table:table-cell office:value-type="float" office:value="2" calcext:value-type="float">
            <text:p>2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9498891830444" calcext:value-type="float">
            <text:p>-40,9</text:p>
          </table:table-cell>
          <table:table-cell office:value-type="float" office:value="-44.4426947534084" calcext:value-type="float">
            <text:p>-44,4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1428583264351" calcext:value-type="float">
            <text:p>-40,1</text:p>
          </table:table-cell>
          <table:table-cell office:value-type="float" office:value="-44.3401807844639" calcext:value-type="float">
            <text:p>-44,3</text:p>
          </table:table-cell>
          <table:table-cell office:value-type="float" office:value="-44.9761901795864" calcext:value-type="float">
            <text:p>-45,0</text:p>
          </table:table-cell>
          <table:table-cell office:value-type="float" office:value="-45.9267040789127" calcext:value-type="float">
            <text:p>-45,9</text:p>
          </table:table-cell>
          <table:table-cell office:value-type="float" office:value="-46.8678866028786" calcext:value-type="float">
            <text:p>-46,9</text:p>
          </table:table-cell>
          <table:table-cell office:value-type="float" office:value="-51.4696619808674" calcext:value-type="float">
            <text:p>-51,5</text:p>
          </table:table-cell>
          <table:table-cell office:value-type="float" office:value="-42.4297645092011" calcext:value-type="float">
            <text:p>-42,4</text:p>
          </table:table-cell>
          <table:table-cell office:value-type="float" office:value="-50.2221885025501" calcext:value-type="float">
            <text:p>-50,2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3" calcext:value-type="float">
            <text:p>3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9498891830444" calcext:value-type="float">
            <text:p>-40,9</text:p>
          </table:table-cell>
          <table:table-cell office:value-type="float" office:value="-44.4426947534084" calcext:value-type="float">
            <text:p>-44,4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1428583264351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720338344574" calcext:value-type="float">
            <text:p>-45,7</text:p>
          </table:table-cell>
          <table:table-cell office:value-type="float" office:value="-46.7606289684773" calcext:value-type="float">
            <text:p>-46,8</text:p>
          </table:table-cell>
          <table:table-cell office:value-type="float" office:value="-52.2895395457745" calcext:value-type="float">
            <text:p>-52,3</text:p>
          </table:table-cell>
          <table:table-cell office:value-type="float" office:value="-42.3097455501556" calcext:value-type="float">
            <text:p>-42,3</text:p>
          </table:table-cell>
          <table:table-cell office:value-type="float" office:value="-49.2494876682758" calcext:value-type="float">
            <text:p>-49,2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4" calcext:value-type="float">
            <text:p>4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9498891830444" calcext:value-type="float">
            <text:p>-40,9</text:p>
          </table:table-cell>
          <table:table-cell office:value-type="float" office:value="-44.4426947534084" calcext:value-type="float">
            <text:p>-44,4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1428583264351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3.9610036313534" calcext:value-type="float">
            <text:p>-44,0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6845158934593" calcext:value-type="float">
            <text:p>-46,7</text:p>
          </table:table-cell>
          <table:table-cell office:value-type="float" office:value="-51.4658761322498" calcext:value-type="float">
            <text:p>-51,5</text:p>
          </table:table-cell>
          <table:table-cell office:value-type="float" office:value="-42.3097455501556" calcext:value-type="float">
            <text:p>-42,3</text:p>
          </table:table-cell>
          <table:table-cell office:value-type="float" office:value="-49.2494876682758" calcext:value-type="float">
            <text:p>-49,2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5" calcext:value-type="float">
            <text:p>5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5054281055927" calcext:value-type="float">
            <text:p>-40,5</text:p>
          </table:table-cell>
          <table:table-cell office:value-type="float" office:value="-43.9761012792587" calcext:value-type="float">
            <text:p>-44,0</text:p>
          </table:table-cell>
          <table:table-cell office:value-type="float" office:value="-38.0370139181614" calcext:value-type="float">
            <text:p>-38,0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2.1944431364536" calcext:value-type="float">
            <text:p>-42,2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4.2922892868519" calcext:value-type="float">
            <text:p>-44,3</text:p>
          </table:table-cell>
          <table:table-cell office:value-type="float" office:value="-45.3840315341949" calcext:value-type="float">
            <text:p>-45,4</text:p>
          </table:table-cell>
          <table:table-cell office:value-type="float" office:value="-46.6132317781448" calcext:value-type="float">
            <text:p>-46,6</text:p>
          </table:table-cell>
          <table:table-cell office:value-type="float" office:value="-51.4696619808674" calcext:value-type="float">
            <text:p>-51,5</text:p>
          </table:table-cell>
          <table:table-cell office:value-type="float" office:value="-42.1532921493053" calcext:value-type="float">
            <text:p>-42,2</text:p>
          </table:table-cell>
          <table:table-cell office:value-type="float" office:value="-49.3500047028065" calcext:value-type="float">
            <text:p>-49,4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6" calcext:value-type="float">
            <text:p>6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5054281055927" calcext:value-type="float">
            <text:p>-40,5</text:p>
          </table:table-cell>
          <table:table-cell office:value-type="float" office:value="-44.4426947534084" calcext:value-type="float">
            <text:p>-44,4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720338344574" calcext:value-type="float">
            <text:p>-45,7</text:p>
          </table:table-cell>
          <table:table-cell office:value-type="float" office:value="-46.6132317781448" calcext:value-type="float">
            <text:p>-46,6</text:p>
          </table:table-cell>
          <table:table-cell office:value-type="float" office:value="-51.4696619808674" calcext:value-type="float">
            <text:p>-51,5</text:p>
          </table:table-cell>
          <table:table-cell office:value-type="float" office:value="-42.3097455501556" calcext:value-type="float">
            <text:p>-42,3</text:p>
          </table:table-cell>
          <table:table-cell office:value-type="float" office:value="-49.2494876682758" calcext:value-type="float">
            <text:p>-49,2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7" calcext:value-type="float">
            <text:p>7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9498891830444" calcext:value-type="float">
            <text:p>-40,9</text:p>
          </table:table-cell>
          <table:table-cell office:value-type="float" office:value="-44.4426947534084" calcext:value-type="float">
            <text:p>-44,4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2134472727776" calcext:value-type="float">
            <text:p>-44,2</text:p>
          </table:table-cell>
          <table:table-cell office:value-type="float" office:value="-43.0976795256138" calcext:value-type="float">
            <text:p>-43,1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6132317781448" calcext:value-type="float">
            <text:p>-46,6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346484452486" calcext:value-type="float">
            <text:p>-42,3</text:p>
          </table:table-cell>
          <table:table-cell office:value-type="float" office:value="-49.2733727395535" calcext:value-type="float">
            <text:p>-49,3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8" calcext:value-type="float">
            <text:p>8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9498891830444" calcext:value-type="float">
            <text:p>-40,9</text:p>
          </table:table-cell>
          <table:table-cell office:value-type="float" office:value="-44.4426947534084" calcext:value-type="float">
            <text:p>-44,4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1428583264351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5445812940598" calcext:value-type="float">
            <text:p>-46,5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2337243556976" calcext:value-type="float">
            <text:p>-42,2</text:p>
          </table:table-cell>
          <table:table-cell office:value-type="float" office:value="-48.5139119029045" calcext:value-type="float">
            <text:p>-48,5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9" calcext:value-type="float">
            <text:p>9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6386834084988" calcext:value-type="float">
            <text:p>-40,6</text:p>
          </table:table-cell>
          <table:table-cell office:value-type="float" office:value="-43.9761012792587" calcext:value-type="float">
            <text:p>-44,0</text:p>
          </table:table-cell>
          <table:table-cell office:value-type="float" office:value="-38.0370139181614" calcext:value-type="float">
            <text:p>-38,0</text:p>
          </table:table-cell>
          <table:table-cell office:value-type="float" office:value="-40.2386807501316" calcext:value-type="float">
            <text:p>-40,2</text:p>
          </table:table-cell>
          <table:table-cell office:value-type="float" office:value="-42.1944431364536" calcext:value-type="float">
            <text:p>-42,2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2134472727776" calcext:value-type="float">
            <text:p>-44,2</text:p>
          </table:table-cell>
          <table:table-cell office:value-type="float" office:value="-43.0976795256138" calcext:value-type="float">
            <text:p>-43,1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4084322154522" calcext:value-type="float">
            <text:p>-46,4</text:p>
          </table:table-cell>
          <table:table-cell office:value-type="float" office:value="-51.4658761322498" calcext:value-type="float">
            <text:p>-51,5</text:p>
          </table:table-cell>
          <table:table-cell office:value-type="float" office:value="-42.2346709668636" calcext:value-type="float">
            <text:p>-42,2</text:p>
          </table:table-cell>
          <table:table-cell office:value-type="float" office:value="-48.4030504524708" calcext:value-type="float">
            <text:p>-48,4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10" calcext:value-type="float">
            <text:p>10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5054281055927" calcext:value-type="float">
            <text:p>-40,5</text:p>
          </table:table-cell>
          <table:table-cell office:value-type="float" office:value="-43.9761012792587" calcext:value-type="float">
            <text:p>-44,0</text:p>
          </table:table-cell>
          <table:table-cell office:value-type="float" office:value="-38.0370139181614" calcext:value-type="float">
            <text:p>-38,0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2.1944431364536" calcext:value-type="float">
            <text:p>-42,2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3840315341949" calcext:value-type="float">
            <text:p>-45,4</text:p>
          </table:table-cell>
          <table:table-cell office:value-type="float" office:value="-46.6132317781448" calcext:value-type="float">
            <text:p>-46,6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1532921493053" calcext:value-type="float">
            <text:p>-42,2</text:p>
          </table:table-cell>
          <table:table-cell office:value-type="float" office:value="-49.2494876682758" calcext:value-type="float">
            <text:p>-49,2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11" calcext:value-type="float">
            <text:p>11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5054281055927" calcext:value-type="float">
            <text:p>-40,5</text:p>
          </table:table-cell>
          <table:table-cell office:value-type="float" office:value="-44.4426947534084" calcext:value-type="float">
            <text:p>-44,4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6132317781448" calcext:value-type="float">
            <text:p>-46,6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2731059491634" calcext:value-type="float">
            <text:p>-42,3</text:p>
          </table:table-cell>
          <table:table-cell office:value-type="float" office:value="-49.2494876682758" calcext:value-type="float">
            <text:p>-49,2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12" calcext:value-type="float">
            <text:p>12,0</text:p>
          </table:table-cell>
          <table:table-cell office:value-type="float" office:value="-36.033480077982" calcext:value-type="float">
            <text:p>-36,0</text:p>
          </table:table-cell>
          <table:table-cell office:value-type="float" office:value="-38.5949396193028" calcext:value-type="float">
            <text:p>-38,6</text:p>
          </table:table-cell>
          <table:table-cell office:value-type="float" office:value="-40.5054281055927" calcext:value-type="float">
            <text:p>-40,5</text:p>
          </table:table-cell>
          <table:table-cell office:value-type="float" office:value="-43.9761012792587" calcext:value-type="float">
            <text:p>-44,0</text:p>
          </table:table-cell>
          <table:table-cell office:value-type="float" office:value="-38.0370139181614" calcext:value-type="float">
            <text:p>-38,0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2.1944431364536" calcext:value-type="float">
            <text:p>-42,2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4084322154522" calcext:value-type="float">
            <text:p>-46,4</text:p>
          </table:table-cell>
          <table:table-cell office:value-type="float" office:value="-51.4658761322498" calcext:value-type="float">
            <text:p>-51,5</text:p>
          </table:table-cell>
          <table:table-cell office:value-type="float" office:value="-42.2346709668636" calcext:value-type="float">
            <text:p>-42,2</text:p>
          </table:table-cell>
          <table:table-cell office:value-type="float" office:value="-48.4030504524708" calcext:value-type="float">
            <text:p>-48,4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13" calcext:value-type="float">
            <text:p>13,0</text:p>
          </table:table-cell>
          <table:table-cell office:value-type="float" office:value="-36.0761880874634" calcext:value-type="float">
            <text:p>-36,1</text:p>
          </table:table-cell>
          <table:table-cell office:value-type="float" office:value="-38.5949396193028" calcext:value-type="float">
            <text:p>-38,6</text:p>
          </table:table-cell>
          <table:table-cell office:value-type="float" office:value="-40.6386834084988" calcext:value-type="float">
            <text:p>-40,6</text:p>
          </table:table-cell>
          <table:table-cell office:value-type="float" office:value="-43.9761012792587" calcext:value-type="float">
            <text:p>-44,0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1428583264351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3840315341949" calcext:value-type="float">
            <text:p>-45,4</text:p>
          </table:table-cell>
          <table:table-cell office:value-type="float" office:value="-46.4084322154522" calcext:value-type="float">
            <text:p>-46,4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1532921493053" calcext:value-type="float">
            <text:p>-42,2</text:p>
          </table:table-cell>
          <table:table-cell office:value-type="float" office:value="-48.4030504524708" calcext:value-type="float">
            <text:p>-48,4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14" calcext:value-type="float">
            <text:p>14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5054281055927" calcext:value-type="float">
            <text:p>-40,5</text:p>
          </table:table-cell>
          <table:table-cell office:value-type="float" office:value="-44.4426947534084" calcext:value-type="float">
            <text:p>-44,4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2.9207527339459" calcext:value-type="float">
            <text:p>-42,9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5445812940598" calcext:value-type="float">
            <text:p>-46,5</text:p>
          </table:table-cell>
          <table:table-cell office:value-type="float" office:value="-50.8346568346024" calcext:value-type="float">
            <text:p>-50,8</text:p>
          </table:table-cell>
          <table:table-cell office:value-type="float" office:value="-42.2337243556976" calcext:value-type="float">
            <text:p>-42,2</text:p>
          </table:table-cell>
          <table:table-cell office:value-type="float" office:value="-48.5139119029045" calcext:value-type="float">
            <text:p>-48,5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office:value-type="float" office:value="15" calcext:value-type="float">
            <text:p>15,0</text:p>
          </table:table-cell>
          <table:table-cell office:value-type="float" office:value="-35.9192088544369" calcext:value-type="float">
            <text:p>-35,9</text:p>
          </table:table-cell>
          <table:table-cell office:value-type="float" office:value="-38.2335858345032" calcext:value-type="float">
            <text:p>-38,2</text:p>
          </table:table-cell>
          <table:table-cell office:value-type="float" office:value="-40.6386834084988" calcext:value-type="float">
            <text:p>-40,6</text:p>
          </table:table-cell>
          <table:table-cell office:value-type="float" office:value="-43.9761012792587" calcext:value-type="float">
            <text:p>-44,0</text:p>
          </table:table-cell>
          <table:table-cell office:value-type="float" office:value="-37.6423913836479" calcext:value-type="float">
            <text:p>-37,6</text:p>
          </table:table-cell>
          <table:table-cell office:value-type="float" office:value="-39.9366578161716" calcext:value-type="float">
            <text:p>-39,9</text:p>
          </table:table-cell>
          <table:table-cell office:value-type="float" office:value="-41.9524064362049" calcext:value-type="float">
            <text:p>-42,0</text:p>
          </table:table-cell>
          <table:table-cell office:value-type="float" office:value="-40.0840961933136" calcext:value-type="float">
            <text:p>-40,1</text:p>
          </table:table-cell>
          <table:table-cell office:value-type="float" office:value="-44.1491369605064" calcext:value-type="float">
            <text:p>-44,1</text:p>
          </table:table-cell>
          <table:table-cell office:value-type="float" office:value="-43.0976795256138" calcext:value-type="float">
            <text:p>-43,1</text:p>
          </table:table-cell>
          <table:table-cell office:value-type="float" office:value="-45.1971807479858" calcext:value-type="float">
            <text:p>-45,2</text:p>
          </table:table-cell>
          <table:table-cell office:value-type="float" office:value="-46.5445812940598" calcext:value-type="float">
            <text:p>-46,5</text:p>
          </table:table-cell>
          <table:table-cell office:value-type="float" office:value="-51.4331559538841" calcext:value-type="float">
            <text:p>-51,4</text:p>
          </table:table-cell>
          <table:table-cell office:value-type="float" office:value="-42.1532921493053" calcext:value-type="float">
            <text:p>-42,2</text:p>
          </table:table-cell>
          <table:table-cell office:value-type="float" office:value="-48.5139119029045" calcext:value-type="float">
            <text:p>-48,5</text:p>
          </table:table-cell>
          <table:table-cell/>
          <table:table-cell table:style-name="ce4" table:number-columns-repeated="18"/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OISE</text:p>
          </table:table-cell>
          <table:table-cell table:number-columns-repeated="16383"/>
        </table:table-row>
        <table:table-row table:style-name="ro2">
          <table:table-cell table:style-name="ce2" table:formula="of:=-174 + 10 *LOG10(20000000)" office:value-type="float" office:value="-100.98970004336" calcext:value-type="float">
            <text:p>-100,98970004336</text:p>
          </table:table-cell>
          <table:table-cell office:value-type="string" calcext:value-type="string">
            <text:p>dBm</text:p>
          </table:table-cell>
          <table:table-cell table:number-columns-repeated="16382"/>
        </table:table-row>
        <table:table-row table:style-name="ro1">
          <table:table-cell table:style-name="ce3" table:formula="of:= 10^([.A36]/10)" office:value-type="float" office:value="0.0000000000796214341106994" calcext:value-type="float">
            <text:p>0,00000000008</text:p>
          </table:table-cell>
          <table:table-cell office:value-type="string" calcext:value-type="string">
            <text:p>mW</text:p>
          </table:table-cell>
          <table:table-cell table:number-columns-repeated="16382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7-03T15:28:55.509000000</dc:date>
    <meta:editing-duration>PT10M13S</meta:editing-duration>
    <meta:editing-cycles>1</meta:editing-cycles>
    <meta:document-statistic meta:table-count="1" meta:cell-count="488" meta:object-count="0"/>
    <meta:generator>LibreOffice/24.8.3.2$Windows_X86_64 LibreOffice_project/48a6bac9e7e268aeb4c3483fcf825c94556d9f92</meta:generator>
  </office:meta>
</office:document-meta>
</file>